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079a9a" officeooo:paragraph-rsid="00079a9a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officeooo:rsid="0005ca78"/>
    </style:style>
    <style:style style:name="T4" style:family="text">
      <style:text-properties fo:language="en" fo:country="US" officeooo:rsid="00078a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<text:tab/></text:span><text:span text:style-name="T2">Test Document</text:span></text:p>
      <text:p text:style-name="Standard"><text:span text:style-name="T1">The </text:span><text:span text:style-name="T4">{{animal}} </text:span><text:span text:style-name="T1">eats a</text:span><text:span text:style-name="T3"> </text:span><text:span text:style-name="T4">{{food}}...</text:span></text:p>
      <text:p text:style-name="P2">B. Frank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de" fo:country="DE" style:font-name-asian="DejaVu Sans" style:font-family-asian="'DejaVu Sans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9a9a" officeooo:paragraph-rsid="00079a9a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 <text:span text:style-name="MT1">{{animal}}..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6:51:00</meta:creation-date>
    <meta:initial-creator>frankber</meta:initial-creator>
    <dc:date>2014-10-13T11:41:47.682004341</dc:date>
    <meta:editing-cycles>7</meta:editing-cycles>
    <meta:editing-duration>P0D</meta:editing-duration>
    <meta:generator>LibreOffice/4.2.6.3$Linux_X86_64 LibreOffice_project/420m0$Build-3</meta:generator>
    <meta:document-statistic meta:table-count="0" meta:image-count="0" meta:object-count="0" meta:page-count="1" meta:paragraph-count="4" meta:word-count="11" meta:character-count="75" meta:non-whitespace-character-count="64"/>
    <meta:template xlink:type="simple" xlink:actuate="onRequest" xlink:title="Normal.dotm" xlink:href=""/>
  </office:meta>
</office:document-meta>
</file>